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igh Tower Text" svg:font-family="'High Tower Tex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High Tower Text" officeooo:rsid="0013db51" officeooo:paragraph-rsid="0013db51"/>
    </style:style>
    <style:style style:name="P2" style:family="paragraph" style:parent-style-name="Standard">
      <style:paragraph-properties fo:text-align="center" style:justify-single-word="false"/>
      <style:text-properties fo:color="#0066ff" loext:opacity="100%" fo:font-weight="bold" officeooo:rsid="000d9bc1" officeooo:paragraph-rsid="0018af49" style:font-weight-asian="bold" style:font-weight-complex="bold"/>
    </style:style>
    <style:style style:name="P3" style:family="paragraph" style:parent-style-name="Standard">
      <style:paragraph-properties fo:text-align="center" style:justify-single-word="false"/>
      <style:text-properties fo:color="#0066ff" loext:opacity="100%" fo:font-weight="bold" officeooo:rsid="000a4532" officeooo:paragraph-rsid="0018af49" style:font-weight-asian="bold" style:font-weight-complex="bold"/>
    </style:style>
    <style:style style:name="P4" style:family="paragraph" style:parent-style-name="Standard">
      <style:paragraph-properties fo:text-align="center" style:justify-single-word="false"/>
      <style:text-properties fo:color="#0066ff" loext:opacity="100%" fo:font-weight="bold" officeooo:rsid="000bf12d" officeooo:paragraph-rsid="0018af49" style:font-weight-asian="bold" style:font-weight-complex="bold"/>
    </style:style>
    <style:style style:name="P5" style:family="paragraph" style:parent-style-name="Standard">
      <style:paragraph-properties fo:text-align="center" style:justify-single-word="false"/>
      <style:text-properties fo:color="#0066ff" loext:opacity="100%" fo:font-weight="normal" officeooo:rsid="000a4532" officeooo:paragraph-rsid="0018af49" style:font-weight-asian="normal" style:font-weight-complex="normal"/>
    </style:style>
    <style:style style:name="P6" style:family="paragraph" style:parent-style-name="Standard">
      <style:paragraph-properties fo:text-align="center" style:justify-single-word="false"/>
      <style:text-properties fo:color="#000000" loext:opacity="100%" fo:font-weight="normal" officeooo:rsid="000a4532" officeooo:paragraph-rsid="0013db51" style:font-weight-asian="normal" style:font-weight-complex="normal"/>
    </style:style>
    <style:style style:name="P7" style:family="paragraph" style:parent-style-name="Standard">
      <style:paragraph-properties fo:text-align="start" style:justify-single-word="false"/>
      <style:text-properties fo:color="#000000" loext:opacity="100%" fo:font-weight="normal" officeooo:rsid="000a4532" officeooo:paragraph-rsid="0018af49" style:font-weight-asian="normal" style:font-weight-complex="normal"/>
    </style:style>
    <style:style style:name="P8" style:family="paragraph" style:parent-style-name="Standard">
      <style:paragraph-properties fo:text-align="start" style:justify-single-word="false"/>
      <style:text-properties fo:color="#000000" loext:opacity="100%" fo:font-weight="normal" officeooo:rsid="000d9bc1" officeooo:paragraph-rsid="000d9bc1" style:font-weight-asian="normal" style:font-weight-complex="normal"/>
    </style:style>
    <style:style style:name="P9" style:family="paragraph" style:parent-style-name="Standard">
      <style:paragraph-properties fo:text-align="center" style:justify-single-word="false"/>
      <style:text-properties fo:color="#000000" loext:opacity="100%" fo:font-weight="normal" officeooo:rsid="000d9bc1" officeooo:paragraph-rsid="000a4532" style:font-weight-asian="normal" style:font-weight-complex="normal"/>
    </style:style>
    <style:style style:name="P10" style:family="paragraph" style:parent-style-name="Standard">
      <style:paragraph-properties fo:text-align="start" style:justify-single-word="false"/>
      <style:text-properties fo:color="#000000" loext:opacity="100%" fo:font-weight="normal" officeooo:rsid="000e302c" officeooo:paragraph-rsid="000e302c" style:font-weight-asian="normal" style:font-weight-complex="normal"/>
    </style:style>
    <style:style style:name="P11" style:family="paragraph" style:parent-style-name="Standard">
      <style:paragraph-properties fo:text-align="start" style:justify-single-word="false"/>
      <style:text-properties fo:color="#000000" loext:opacity="100%" fo:font-weight="normal" officeooo:rsid="0013db51" officeooo:paragraph-rsid="0013db51" style:font-weight-asian="normal" style:font-weight-complex="normal"/>
    </style:style>
    <style:style style:name="P12" style:family="paragraph" style:parent-style-name="Standard">
      <style:paragraph-properties fo:text-align="start" style:justify-single-word="false"/>
      <style:text-properties fo:color="#000000" loext:opacity="100%" fo:font-weight="normal" officeooo:rsid="000bf12d" officeooo:paragraph-rsid="0018af49" style:font-weight-asian="normal" style:font-weight-complex="normal"/>
    </style:style>
    <style:style style:name="P13" style:family="paragraph" style:parent-style-name="Standard">
      <style:paragraph-properties fo:text-align="center" style:justify-single-word="false"/>
      <style:text-properties fo:color="#000000" loext:opacity="100%" fo:font-weight="normal" officeooo:rsid="000bf12d" officeooo:paragraph-rsid="0018af49" style:font-weight-asian="normal" style:font-weight-complex="normal"/>
    </style:style>
    <style:style style:name="P14" style:family="paragraph" style:parent-style-name="Standard">
      <style:paragraph-properties fo:text-align="start" style:justify-single-word="false"/>
      <style:text-properties fo:color="#000000" loext:opacity="100%" fo:font-weight="normal" officeooo:rsid="000cdc3a" officeooo:paragraph-rsid="0018af49" style:font-weight-asian="normal" style:font-weight-complex="normal"/>
    </style:style>
    <style:style style:name="P15" style:family="paragraph" style:parent-style-name="Standard">
      <style:paragraph-properties fo:text-align="start" style:justify-single-word="false"/>
      <style:text-properties fo:color="#000000" loext:opacity="100%" fo:font-size="10.5pt" fo:font-weight="normal" officeooo:rsid="000d9bc1" officeooo:paragraph-rsid="000d9bc1"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fo:color="#000000" loext:opacity="100%" fo:font-size="10.5pt" fo:font-weight="normal" officeooo:rsid="000d9bc1" officeooo:paragraph-rsid="0018af49"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fo:color="#000000" loext:opacity="100%" fo:font-size="12pt" fo:font-weight="normal" officeooo:rsid="00113314" officeooo:paragraph-rsid="0011331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fo:font-size="12pt" fo:font-weight="normal" officeooo:rsid="0012e115" officeooo:paragraph-rsid="0012e11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fo:font-weight="normal" officeooo:rsid="0013db51" officeooo:paragraph-rsid="0013db5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fo:font-weight="bold" officeooo:rsid="000a4532" officeooo:paragraph-rsid="0018af49" style:font-weight-asian="bold" style:font-weight-complex="bold"/>
    </style:style>
    <style:style style:name="P21" style:family="paragraph" style:parent-style-name="Standard">
      <style:paragraph-properties fo:text-align="center" style:justify-single-word="false"/>
      <style:text-properties fo:color="#000000" loext:opacity="100%" fo:font-weight="bold" officeooo:rsid="000a4532" officeooo:paragraph-rsid="0018af49" style:font-weight-asian="bold" style:font-weight-complex="bold"/>
    </style:style>
    <style:style style:name="P22" style:family="paragraph" style:parent-style-name="Standard">
      <style:paragraph-properties fo:text-align="center" style:justify-single-word="false"/>
      <style:text-properties fo:color="#00cc33" loext:opacity="100%" fo:font-size="10.5pt" fo:font-weight="bold" officeooo:rsid="000d9bc1" officeooo:paragraph-rsid="0018af49" style:font-size-asian="10.5pt" style:font-weight-asian="bold" style:font-size-complex="10.5pt" style:font-weight-complex="bold"/>
    </style:style>
    <style:style style:name="P23" style:family="paragraph" style:parent-style-name="Standard">
      <style:paragraph-properties fo:text-align="center" style:justify-single-word="false"/>
      <style:text-properties fo:color="#00cc33" loext:opacity="100%" fo:font-size="10.5pt" fo:font-weight="bold" officeooo:rsid="0013db51" officeooo:paragraph-rsid="0013db51" style:font-size-asian="10.5pt" style:font-weight-asian="bold" style:font-size-complex="10.5pt" style:font-weight-complex="bold"/>
    </style:style>
    <style:style style:name="P24" style:family="paragraph" style:parent-style-name="Standard">
      <style:paragraph-properties fo:text-align="center" style:justify-single-word="false"/>
      <style:text-properties fo:color="#00cc33" loext:opacity="100%" fo:font-size="10.5pt" fo:font-weight="bold" officeooo:rsid="000e302c" officeooo:paragraph-rsid="000e302c" style:font-size-asian="9.14999961853027pt" style:font-weight-asian="bold" style:font-size-complex="10.5pt" style:font-weight-complex="bold"/>
    </style:style>
    <style:style style:name="P25" style:family="paragraph" style:parent-style-name="Standard">
      <style:paragraph-properties fo:text-align="start" style:justify-single-word="false"/>
      <style:text-properties fo:color="#00cc33" loext:opacity="100%" fo:font-size="10.5pt" fo:font-weight="bold" officeooo:rsid="000e302c" officeooo:paragraph-rsid="0018af49" style:font-size-asian="9.14999961853027pt" style:font-weight-asian="bold" style:font-size-complex="10.5pt" style:font-weight-complex="bold"/>
    </style:style>
    <style:style style:name="P26" style:family="paragraph" style:parent-style-name="Standard">
      <style:paragraph-properties fo:text-align="center" style:justify-single-word="false"/>
      <style:text-properties fo:color="#00cc33" loext:opacity="100%" fo:font-size="10.5pt" fo:font-weight="bold" officeooo:rsid="00113314" officeooo:paragraph-rsid="00113314" style:font-size-asian="9.14999961853027pt" style:font-weight-asian="bold" style:font-size-complex="10.5pt" style:font-weight-complex="bold"/>
    </style:style>
    <style:style style:name="P27" style:family="paragraph" style:parent-style-name="Standard">
      <style:paragraph-properties fo:text-align="center" style:justify-single-word="false"/>
      <style:text-properties fo:color="#00cc33" loext:opacity="100%" fo:font-size="10.5pt" fo:font-weight="bold" officeooo:rsid="0012e115" officeooo:paragraph-rsid="0012e115" style:font-size-asian="9.14999961853027pt" style:font-weight-asian="bold" style:font-size-complex="10.5pt" style:font-weight-complex="bold"/>
    </style:style>
    <style:style style:name="P28" style:family="paragraph" style:parent-style-name="Standard">
      <style:paragraph-properties fo:text-align="center" style:justify-single-word="false"/>
      <style:text-properties fo:color="#00cc33" loext:opacity="100%" fo:font-size="10.5pt" fo:font-weight="bold" officeooo:rsid="0013db51" officeooo:paragraph-rsid="0013db51" style:font-size-asian="9.14999961853027pt" style:font-weight-asian="bold" style:font-size-complex="10.5pt" style:font-weight-complex="bold"/>
    </style:style>
    <style:style style:name="P29" style:family="paragraph" style:parent-style-name="Standard">
      <style:paragraph-properties fo:text-align="center" style:justify-single-word="false"/>
      <style:text-properties fo:color="#00cc33" loext:opacity="100%" fo:font-size="10.5pt" fo:font-weight="normal" officeooo:rsid="0012e115" officeooo:paragraph-rsid="0012e115" style:font-size-asian="9.14999961853027pt" style:font-weight-asian="normal" style:font-size-complex="10.5pt" style:font-weight-complex="normal"/>
    </style:style>
    <style:style style:name="P30" style:family="paragraph" style:parent-style-name="Standard">
      <style:paragraph-properties fo:text-align="center" style:justify-single-word="false"/>
      <style:text-properties fo:color="#00cc33" loext:opacity="100%" fo:font-size="12pt" fo:font-weight="bold" officeooo:rsid="0013db51" officeooo:paragraph-rsid="0013db51"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0066ff" loext:opacity="100%" fo:font-weight="bold" officeooo:rsid="000d9bc1" officeooo:paragraph-rsid="0018af49" style:font-weight-asian="bold" style:font-weight-complex="bold"/>
    </style:style>
    <style:style style:name="P32" style:family="paragraph" style:parent-style-name="Standard">
      <style:paragraph-properties fo:text-align="center" style:justify-single-word="false" fo:break-before="page"/>
      <style:text-properties fo:color="#0066ff" loext:opacity="100%" fo:font-weight="bold" officeooo:rsid="000d9bc1" officeooo:paragraph-rsid="00192b9a" style:font-weight-asian="bold" style:font-weight-complex="bold"/>
    </style:style>
    <style:style style:name="P33" style:family="paragraph" style:parent-style-name="Standard">
      <style:paragraph-properties fo:text-align="center" style:justify-single-word="false"/>
      <style:text-properties fo:color="#800000" loext:opacity="100%" fo:font-size="22pt" fo:font-weight="bold" officeooo:paragraph-rsid="001a1cb0" style:font-size-asian="22pt" style:font-weight-asian="bold" style:font-size-complex="22pt" style:font-weight-complex="bold"/>
    </style:style>
    <style:style style:name="T1" style:family="text">
      <style:text-properties fo:color="#0066ff" loext:opacity="100%"/>
    </style:style>
    <style:style style:name="T2" style:family="text">
      <style:text-properties officeooo:rsid="000bf12d"/>
    </style:style>
    <style:style style:name="T3" style:family="text">
      <style:text-properties officeooo:rsid="000cdc3a"/>
    </style:style>
    <style:style style:name="T4" style:family="text">
      <style:text-properties officeooo:rsid="000e302c"/>
    </style:style>
    <style:style style:name="T5" style:family="text">
      <style:text-properties officeooo:rsid="00101756"/>
    </style:style>
    <style:style style:name="T6" style:family="text">
      <style:text-properties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IMULATORE CALCIO</text:p>
      <text:p text:style-name="P9"/>
      <text:p text:style-name="P15"/>
      <text:p text:style-name="P3">SPIEGAZIONE PROBLEMA</text:p>
      <text:p text:style-name="P5"/>
      <text:p text:style-name="P7">Il problema richiede la creazione di un progetto che comprende delle squadre di calcio che competeranno tra loro in una partita, queste squadre di calcio avranno dei giocatori con ruoli diversi che erediteranno dalla classe giocatore e ci saranno degli infortuni casuali fino alla conclusione del match.</text:p>
      <text:p text:style-name="P20"/>
      <text:p text:style-name="P3"/>
      <text:p text:style-name="P21"><text:s/><text:span text:style-name="T1">SVOLGIMENTO DEL PROBLEMA</text:span></text:p>
      <text:p text:style-name="P3"/>
      <text:p text:style-name="P7">Per svolgere il problema noi abbiamo cominciato implementando la classe padre da dove tutte le altre classi prenderanno metodi e attributi quindi la classe giocatore, abbiamo inserito dei metodi e degli attributi che ritenevamo comuni con le altre sottoclassi e una volta fatta essa abbiamo creato appunto le sottoclassi con tutti i ruoli dei giocatori come attaccante, difensore, ecc… una volta create queste classi abbiamo creato <text:span text:style-name="T2">la partita ed il suo svolgimento, nella partita si controllerà secondo un procedimento casuale legato alle probabilità e la potenza dei giocatori la possibilità di subire e fare dei gol e quella di ottenere degli infortuni, se il giocatore viene infortunato perde potenza riducendo la sua utilità in campo, la partita dura 90 minuti e durante lo svolgimento in una arco di 15 secondi viene mandato in output il risultato della partita dove si vede: lo stadio e le squadre che giocano, chi e quando ha fatto gol, quanti gol sono stati fatti da entrambe le squadre e chi e quando si è infortunato,</text:span></text:p>
      <text:p text:style-name="P12">abbiamo implementato anche il fattore del vantaggio quando si gioca in casa perché la squadra che gioca in casa ha il 15% in più di potenza rispetto alla squadra avversaria in modo da poter dare un vantaggio anche alla squadre un po’ meno forti.</text:p>
      <text:p text:style-name="P12"/>
      <text:p text:style-name="P4">SPIEGAZIONE INTERFACCIA</text:p>
      <text:p text:style-name="P13"/>
      <text:p text:style-name="P12">L’interfaccia è composta da un semplice command prompt dove le uniche cose che l’utente deve inserire sono:</text:p>
      <text:p text:style-name="P14">1) Quale squadra gioca in casa.</text:p>
      <text:p text:style-name="P12"><text:span text:style-name="T3">2</text:span>) Quale squadra gioca in <text:span text:style-name="T3">trasferta</text:span>.</text:p>
      <text:p text:style-name="P12"><text:span text:style-name="T3">3</text:span>) Quali sono le squadre che giocheranno</text:p>
      <text:p text:style-name="P14">Una volta fatto ciò il programma darà in output l’intera partita come descritta precedentemente.</text:p>
      <text:p text:style-name="P25"/>
      <text:p text:style-name="P24"/>
      <text:p text:style-name="P24"/>
      <text:p text:style-name="P24"/>
      <text:p text:style-name="P2"/>
      <text:p text:style-name="P32"><text:span text:style-name="T6">SPIEGAZIONE CLASSI</text:span> </text:p>
      <text:p text:style-name="P2"/>
      <text:p text:style-name="P22">CLASSE GIOCATORE</text:p>
      <text:p text:style-name="P2"/>
      <text:p text:style-name="P16">All’interno della classe giocatore si trova il centro della nostra ereditarietà, <text:span text:style-name="T4">all’interno della classe giocatore è contenuto il costruttore chiaramente, getter e setter, metodo equals e ToString e anche il metodo infortunio condiviso dagli altri giocatori dove praticamente in base al danno si riduce la forza.</text:span></text:p>
      <text:p text:style-name="P16"/>
      <text:p text:style-name="P16"/>
      <text:p text:style-name="P16"/>
      <text:p text:style-name="P24"/>
      <text:p text:style-name="P24"/>
      <text:p text:style-name="P24">CLASSE ATTACCANTE, CENTROCAMPISTA, DIFENSORE, PORTIERE</text:p>
      <text:p text:style-name="P8"/>
      <text:p text:style-name="P10">Queste classi sono prettamente uguali essendo ereditata dalla classe Giocatore ma hanno delle peculiarità che le rendono uniche come il fatto che tutti i ruoli che attaccano hanno solo il parametro forza <text:span text:style-name="T5">mentre il ruolo del portiere ha in aggiunta ad essa il parametro difesa che gli permette di calcolare la probabilità di parare il gol, eccetto questo le classi sono principalmente uguali con costruttori e metodi toString simili.</text:span></text:p>
      <text:p text:style-name="P11"/>
      <text:p text:style-name="P26">CLASSE GESTIONE MESSAGGI</text:p>
      <text:p text:style-name="P26"/>
      <text:p text:style-name="P17">Questa classe si occupa di gestire i messaggi riguardanti i gol e gli infortuni, quando viene fatto un gol si prende il giocatore che lo ha fatto, la squadra a cui appartiene e quando l’ha fatto e si da in output.</text:p>
      <text:p text:style-name="P17">Gestisce anche gli infortuni dove inserisce <text:s/>il giocatore, la squadra e quando si è infortunato.</text:p>
      <text:p text:style-name="P17"/>
      <text:p text:style-name="P27">CLASSE PARTITA </text:p>
      <text:p text:style-name="P29"/>
      <text:p text:style-name="P18">All’interno della classe partita come suggerisce il nome c’è l’intero svolgimento della partita con il calcolo delle probabilità di gol ed infortunio dove si assegnano i gol alle rispettive squadre.</text:p>
      <text:p text:style-name="P18"/>
      <text:p text:style-name="P23">CLASSE SQUADRA</text:p>
      <text:p text:style-name="P30"/>
      <text:p text:style-name="P19">La classe squadra contiene tutte le informazione legate alla suddetta squadra durante la partita e contiene l’array di giocatori, all’interno della squadra ci sono i gol segnati i giocatori <text:s/>e la somma delle loro caratteristiche per creare delle statistiche globali, questa classe si occupa anche di aggiungere e rimuovere giocatori da una squadra.</text:p>
      <text:p text:style-name="P19"/>
      <text:p text:style-name="P28">CLASSE SIMULATORE CALCIO E MAINSIMULATORE</text:p>
      <text:p text:style-name="P28"/>
      <text:p text:style-name="P19">La classe SimulatoreCalcio contiene semplicemente il metodo di avvio legato alla classe MainSimulatore dove si richiamano tutti i metodi legati alla partita all’interno della varie classi e che si occupa dell’avvio e della conclusione del programma.</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igh Tower Text" svg:font-family="'High Tower Tex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High Tower Text" officeooo:rsid="0013db51" officeooo:paragraph-rsid="0013db5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Goretti Leonardo, Casolaro Diego, Taddeo Taboada <text:tab/>4°C</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0T09:12:43.248000000</meta:creation-date>
    <meta:generator>LibreOffice/7.6.2.1$Windows_X86_64 LibreOffice_project/56f7684011345957bbf33a7ee678afaf4d2ba333</meta:generator>
    <dc:date>2026-01-07T09:21:28.489000000</dc:date>
    <meta:editing-duration>PT42M36S</meta:editing-duration>
    <meta:editing-cycles>10</meta:editing-cycles>
    <meta:document-statistic meta:table-count="0" meta:image-count="0" meta:object-count="0" meta:page-count="2" meta:paragraph-count="27" meta:word-count="638" meta:character-count="4055" meta:non-whitespace-character-count="3438"/>
  </office:meta>
</office:document-meta>
</file>